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ComponentInfo.componentAdded( String role , String clazz ,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ipelineComponentInfo.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addData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ComponentInfo.setPipelineHint( String role ,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Labels( String role , String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getMimeType( String rol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hasLabel( String role , String type , String lab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ipelineComponentInfo.getPipelineHint( String rol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upMimeType( String role ,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PipelineComponentInfo( PipelineComponentInfo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upLabelAndPipelineHint( String role ,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ipelineComponentInfo.getDefaultTyp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getData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ipelineComponentInfo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MimeType( String role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getLabels( String rol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Data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ComponentInfo.setData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ipelineComponentInfo.setDefaultType( String role ,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